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amrul" fo:font-size="10pt" style:font-size-asian="10pt" style:font-size-complex="10pt"/>
    </style:style>
    <style:style style:name="P2" style:family="paragraph" style:parent-style-name="Standard">
      <style:text-properties style:font-name="Jamrul" fo:font-size="10pt" officeooo:rsid="000aa2f8" officeooo:paragraph-rsid="000aa2f8" style:font-size-asian="10pt" style:font-size-complex="10pt"/>
    </style:style>
    <style:style style:name="P3" style:family="paragraph" style:parent-style-name="Standard">
      <style:text-properties style:font-name="Jamrul" fo:font-size="10pt" officeooo:paragraph-rsid="000aa2f8" style:font-size-asian="10pt" style:font-size-complex="10pt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Jamrul" fo:font-size="10pt" style:font-size-asian="10pt" style:font-size-complex="10pt"/>
    </style:style>
    <style:style style:name="P5" style:family="paragraph" style:parent-style-name="Standard">
      <style:text-properties style:font-name="Jamrul" fo:font-size="10pt" officeooo:paragraph-rsid="000aa2f8" fo:background-color="#ffff00" style:font-size-asian="10pt" style:font-size-complex="10pt"/>
    </style:style>
    <style:style style:name="P6" style:family="paragraph" style:parent-style-name="Standard">
      <style:text-properties style:font-name="Jamrul" fo:font-size="10pt" officeooo:rsid="000aa2f8" officeooo:paragraph-rsid="000aa2f8" fo:background-color="#ffff00" style:font-size-asian="10pt" style:font-size-complex="10pt"/>
    </style:style>
    <style:style style:name="P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style:font-name="Jamrul" fo:font-size="10pt" officeooo:paragraph-rsid="000aa2f8" style:font-size-asian="10pt" style:font-size-complex="10pt"/>
    </style:style>
    <style:style style:name="P8" style:family="paragraph" style:parent-style-name="Header">
      <style:text-properties officeooo:rsid="000b70a7" officeooo:paragraph-rsid="000b70a7"/>
    </style:style>
    <style:style style:name="T1" style:family="text">
      <style:text-properties officeooo:rsid="000aa2f8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1) stack</text:p>
      <text:p text:style-name="P1"/>
      <text:p text:style-name="P1"/>
      <text:p text:style-name="P3">import java.util.*;</text:p>
      <text:p text:style-name="P3">class stack&lt;T&gt;</text:p>
      <text:p text:style-name="P3">{</text:p>
      <text:p text:style-name="P3"><text:s text:c="2"/>T[] array;</text:p>
      <text:p text:style-name="P3"><text:s text:c="2"/>int top=-1;</text:p>
      <text:p text:style-name="P3"><text:s text:c="2"/>int capacity=15;</text:p>
      <text:p text:style-name="P3"><text:tab/> <text:s text:c="3"/>stack(T[] array)</text:p>
      <text:p text:style-name="P3"><text:tab/> <text:s text:c="3"/>{</text:p>
      <text:p text:style-name="P3"><text:tab/> <text:s text:c="5"/>this.array=array;</text:p>
      <text:p text:style-name="P3"><text:tab/> <text:s text:c="3"/>}</text:p>
      <text:p text:style-name="P3"><text:s text:c="12"/>boolean isFull()</text:p>
      <text:p text:style-name="P3"><text:s text:c="12"/>{</text:p>
      <text:p text:style-name="P3"><text:s text:c="17"/>return top==capacity;</text:p>
      <text:p text:style-name="P3"><text:s text:c="12"/>}</text:p>
      <text:p text:style-name="P3"><text:s text:c="12"/>boolean isEmpty()</text:p>
      <text:p text:style-name="P3"><text:s/><text:tab/> <text:s text:c="3"/>{</text:p>
      <text:p text:style-name="P3"><text:s text:c="16"/>return top==-1;</text:p>
      <text:p text:style-name="P3"><text:s text:c="12"/>}</text:p>
      <text:p text:style-name="P3"><text:s text:c="12"/>void push(T element)</text:p>
      <text:p text:style-name="P3"><text:s text:c="12"/>{</text:p>
      <text:p text:style-name="P3"><text:s text:c="15"/>if(!isFull())</text:p>
      <text:p text:style-name="P3"><text:s text:c="16"/>array[++top]=element;</text:p>
      <text:p text:style-name="P3"><text:s text:c="15"/>else </text:p>
      <text:p text:style-name="P3"><text:s text:c="17"/>System.out.println("Stack full");</text:p>
      <text:p text:style-name="P3"><text:s text:c="12"/>}</text:p>
      <text:p text:style-name="P3"><text:s text:c="12"/>T pop()</text:p>
      <text:p text:style-name="P3"><text:s text:c="12"/>{</text:p>
      <text:p text:style-name="P3"><text:s text:c="16"/>if(isEmpty())</text:p>
      <text:p text:style-name="P3"><text:s/><text:tab/><text:tab/> <text:s/>return null;</text:p>
      <text:p text:style-name="P3"><text:s text:c="17"/>return array[top--];</text:p>
      <text:p text:style-name="P3"><text:s text:c="12"/>} </text:p>
      <text:p text:style-name="P3"><text:s/></text:p>
      <text:p text:style-name="P3"/>
      <text:p text:style-name="P3">}</text:p>
      <text:p text:style-name="P3"/>
      <text:p text:style-name="P3">class generices</text:p>
      <text:p text:style-name="P3">{</text:p>
      <text:p text:style-name="P3"><text:s/>public static void main(String[] args)</text:p>
      <text:p text:style-name="P3"><text:s/>{</text:p>
      <text:p text:style-name="P3"><text:s text:c="2"/>Scanner inp=new Scanner(System.in);</text:p>
      <text:p text:style-name="P3"><text:s text:c="3"/>while(true)</text:p>
      <text:p text:style-name="P3"><text:s text:c="4"/>{</text:p>
      <text:p text:style-name="P3"><text:soft-page-break/><text:s text:c="8"/>int choice,again;</text:p>
      <text:p text:style-name="P3"><text:s text:c="8"/>System.out.print("1 --INTEGER\n2 --FLOAT\n3 --STRING\nenter your choice : ");</text:p>
      <text:p text:style-name="P3"><text:s text:c="8"/>choice=inp.nextInt();</text:p>
      <text:p text:style-name="P3"><text:s text:c="8"/></text:p>
      <text:p text:style-name="P3"><text:s text:c="8"/>if(choice==1)</text:p>
      <text:p text:style-name="P3"><text:s text:c="8"/>{</text:p>
      <text:p text:style-name="P3"><text:s text:c="2"/><text:tab/><text:tab/>Integer[] array=new Integer[5];</text:p>
      <text:p text:style-name="P3"><text:s text:c="16"/>stack&lt;Integer&gt;s=new stack&lt;Integer&gt;(array);</text:p>
      <text:p text:style-name="P3"><text:s/><text:tab/><text:tab/></text:p>
      <text:p text:style-name="P3"><text:tab/><text:tab/>while(1&gt;0)</text:p>
      <text:p text:style-name="P3"><text:tab/><text:tab/> {</text:p>
      <text:p text:style-name="P3"><text:tab/><text:tab/> <text:s text:c="5"/>int option,temp;</text:p>
      <text:p text:style-name="P3"><text:tab/><text:tab/> <text:s text:c="5"/>System.out.print("1 --push\n2 --pop\n-1 --stop\nenter your choice : ");</text:p>
      <text:p text:style-name="P3"><text:tab/><text:tab/> <text:s text:c="10"/>option=inp.nextInt();</text:p>
      <text:p text:style-name="P3"><text:tab/> <text:tab/> <text:s text:c="5"/>if(option==1)</text:p>
      <text:p text:style-name="P3"><text:tab/><text:tab/> <text:s text:c="5"/>{</text:p>
      <text:p text:style-name="P3"><text:tab/><text:tab/> <text:s text:c="6"/><text:tab/><text:tab/>System.out.print("enter element to be pushed : ");</text:p>
      <text:p text:style-name="P3"><text:tab/><text:tab/><text:tab/> <text:s/><text:tab/>temp=inp.nextInt();</text:p>
      <text:p text:style-name="P3"><text:tab/><text:tab/> <text:s text:c="6"/><text:tab/><text:tab/>s.push(temp);</text:p>
      <text:p text:style-name="P3"><text:tab/><text:tab/> <text:s text:c="5"/>}</text:p>
      <text:p text:style-name="P3"><text:tab/><text:tab/> <text:s text:c="6"/>else if(option==2)</text:p>
      <text:p text:style-name="P3"><text:tab/><text:tab/> <text:s text:c="7"/>{</text:p>
      <text:p text:style-name="P3"><text:tab/> <text:tab/> <text:s text:c="5"/><text:tab/><text:tab/>System.out.println("element : "+s.pop());</text:p>
      <text:p text:style-name="P3"><text:tab/><text:tab/> <text:s text:c="7"/>}</text:p>
      <text:p text:style-name="P3"><text:s/><text:tab/><text:tab/><text:tab/>else if(option==-1)</text:p>
      <text:p text:style-name="P3"><text:tab/><text:tab/><text:tab/><text:tab/>break;</text:p>
      <text:p text:style-name="P3"><text:tab/><text:tab/> <text:s text:c="8"/></text:p>
      <text:p text:style-name="P3"><text:tab/><text:tab/> }</text:p>
      <text:p text:style-name="P3"/>
      <text:p text:style-name="P3"><text:s text:c="8"/>}</text:p>
      <text:p text:style-name="P3"><text:s text:c="8"/>else if(choice==3)</text:p>
      <text:p text:style-name="P3"><text:s text:c="8"/>{</text:p>
      <text:p text:style-name="P3"><text:s text:c="2"/><text:tab/><text:tab/><text:tab/>String[] array=new String[5];</text:p>
      <text:p text:style-name="P3"><text:s text:c="8"/><text:tab/><text:tab/>stack&lt;String&gt;s=new stack&lt;String&gt;(array);</text:p>
      <text:p text:style-name="P3"><text:tab/><text:tab/><text:tab/>while(1&gt;0)</text:p>
      <text:p text:style-name="P3"><text:tab/><text:tab/> {</text:p>
      <text:p text:style-name="P3"><text:tab/><text:tab/> <text:s text:c="5"/>int option;</text:p>
      <text:p text:style-name="P3"><text:tab/><text:tab/> <text:s text:c="6"/>String temp;</text:p>
      <text:p text:style-name="P3"><text:tab/><text:tab/> <text:s text:c="5"/>System.out.print("1 --push\n2 --pop\n-1 --stop\nenter your choice : ");</text:p>
      <text:p text:style-name="P3"><text:tab/><text:tab/> <text:s text:c="10"/>option=inp.nextInt();</text:p>
      <text:p text:style-name="P3"><text:tab/> <text:tab/> <text:s text:c="5"/>if(option==1)</text:p>
      <text:p text:style-name="P3"><text:tab/><text:tab/> <text:s text:c="5"/>{</text:p>
      <text:p text:style-name="P3"><text:soft-page-break/><text:tab/><text:tab/> <text:s text:c="6"/><text:tab/><text:tab/>System.out.print("enter element to be pushed : ");</text:p>
      <text:p text:style-name="P3"><text:tab/><text:tab/><text:tab/> <text:s/><text:tab/>temp=inp.next();</text:p>
      <text:p text:style-name="P3"><text:tab/><text:tab/> <text:s text:c="6"/><text:tab/><text:tab/>s.push(temp);</text:p>
      <text:p text:style-name="P3"><text:tab/><text:tab/> <text:s text:c="5"/>}</text:p>
      <text:p text:style-name="P3"><text:tab/><text:tab/> <text:s text:c="6"/>else if(option==2)</text:p>
      <text:p text:style-name="P3"><text:tab/><text:tab/> <text:s text:c="7"/>{</text:p>
      <text:p text:style-name="P3"><text:tab/> <text:tab/> <text:s text:c="5"/><text:tab/><text:tab/>System.out.println("element : "+s.pop());</text:p>
      <text:p text:style-name="P3"><text:tab/><text:tab/> <text:s text:c="7"/>}</text:p>
      <text:p text:style-name="P3"><text:s/><text:tab/><text:tab/><text:tab/>else if(option==-1)</text:p>
      <text:p text:style-name="P3"><text:tab/><text:tab/><text:tab/><text:tab/>break;</text:p>
      <text:p text:style-name="P3"><text:tab/><text:tab/> <text:s text:c="8"/></text:p>
      <text:p text:style-name="P3"><text:tab/><text:tab/> }</text:p>
      <text:p text:style-name="P3"/>
      <text:p text:style-name="P3"><text:s text:c="8"/>}</text:p>
      <text:p text:style-name="P3"><text:s text:c="8"/>else if(choice==2)</text:p>
      <text:p text:style-name="P3"><text:s text:c="8"/>{</text:p>
      <text:p text:style-name="P3"><text:s text:c="17"/>Float[] array=new Float[5];</text:p>
      <text:p text:style-name="P3"><text:s text:c="8"/><text:tab/><text:tab/>stack&lt;Float&gt;s=new stack&lt;Float&gt;(array);</text:p>
      <text:p text:style-name="P3"><text:tab/><text:tab/><text:tab/>while(1&gt;0)</text:p>
      <text:p text:style-name="P3"><text:tab/><text:tab/> <text:s text:c="7"/>{</text:p>
      <text:p text:style-name="P3"><text:tab/><text:tab/> <text:s text:c="5"/>int option;</text:p>
      <text:p text:style-name="P3"><text:tab/><text:tab/> <text:s text:c="6"/>Float<text:tab/>temp;</text:p>
      <text:p text:style-name="P3"><text:tab/><text:tab/> <text:s text:c="5"/>System.out.print("1 --push\n2 --pop\n-1 --stop\nenter your choice : ");</text:p>
      <text:p text:style-name="P3"><text:tab/><text:tab/> <text:s text:c="10"/>option=inp.nextInt();</text:p>
      <text:p text:style-name="P3"><text:tab/> <text:tab/> <text:s text:c="5"/>if(option==1)</text:p>
      <text:p text:style-name="P3"><text:tab/><text:tab/> <text:s text:c="5"/>{</text:p>
      <text:p text:style-name="P3"><text:tab/><text:tab/> <text:s text:c="6"/><text:tab/><text:tab/>System.out.print("enter element to be pushed : ");</text:p>
      <text:p text:style-name="P3"><text:tab/><text:tab/><text:tab/> <text:s/><text:tab/>temp=inp.nextFloat();</text:p>
      <text:p text:style-name="P3"><text:tab/><text:tab/> <text:s text:c="6"/><text:tab/><text:tab/>s.push(temp);</text:p>
      <text:p text:style-name="P3"><text:tab/><text:tab/> <text:s text:c="5"/>}</text:p>
      <text:p text:style-name="P3"><text:tab/><text:tab/> <text:s text:c="6"/>else if(option==2)</text:p>
      <text:p text:style-name="P3"><text:tab/><text:tab/> <text:s text:c="7"/>{ </text:p>
      <text:p text:style-name="P3"><text:tab/> <text:tab/> <text:s text:c="5"/><text:tab/><text:tab/>System.out.println("element : "+s.pop());</text:p>
      <text:p text:style-name="P3"><text:tab/><text:tab/> <text:s text:c="7"/>}</text:p>
      <text:p text:style-name="P3"><text:s/><text:tab/><text:tab/><text:tab/>else if(option==-1)</text:p>
      <text:p text:style-name="P3"><text:tab/><text:tab/><text:tab/><text:tab/>break;</text:p>
      <text:p text:style-name="P3"><text:tab/><text:tab/> <text:s text:c="8"/></text:p>
      <text:p text:style-name="P3"><text:tab/><text:tab/> }</text:p>
      <text:p text:style-name="P3"><text:s text:c="8"/>}</text:p>
      <text:p text:style-name="P3"><text:s text:c="2"/><text:tab/>System.out.print("do you want to continue with other operations press 1");</text:p>
      <text:p text:style-name="P3"><text:s text:c="11"/>again=inp.nextInt();</text:p>
      <text:p text:style-name="P3"><text:tab/>if(again!=1)</text:p>
      <text:p text:style-name="P3"><text:tab/><text:tab/>break;</text:p>
      <text:p text:style-name="P3"><text:s text:c="4"/>}</text:p>
      <text:p text:style-name="P3"><text:soft-page-break/></text:p>
      <text:p text:style-name="P3"><text:s text:c="7"/>}</text:p>
      <text:p text:style-name="P7">}</text:p>
      <text:p text:style-name="P5"/>
      <text:p text:style-name="P3"/>
      <text:p text:style-name="P6">q2) max</text:p>
      <text:p text:style-name="P1"/>
      <text:p text:style-name="P1">import java.util.*;</text:p>
      <text:p text:style-name="P1">class max&lt;T extends Comparable&gt;</text:p>
      <text:p text:style-name="P1">{</text:p>
      <text:p text:style-name="P1"><text:s/>T[] array;</text:p>
      <text:p text:style-name="P1"><text:s/>T maxele;</text:p>
      <text:p text:style-name="P1"><text:s/>int i,size;</text:p>
      <text:p text:style-name="P1"><text:s text:c="4"/>max(T[] array,int size)</text:p>
      <text:p text:style-name="P1"><text:s text:c="6"/>{</text:p>
      <text:p text:style-name="P1"><text:s text:c="9"/>this.array=array;</text:p>
      <text:p text:style-name="P1"><text:s text:c="9"/>this.size=size;</text:p>
      <text:p text:style-name="P1"><text:s text:c="9"/>maxfind();</text:p>
      <text:p text:style-name="P1"><text:s text:c="6"/>}</text:p>
      <text:p text:style-name="P1"><text:s text:c="5"/>&lt;T&gt; void maxfind()</text:p>
      <text:p text:style-name="P1"><text:s text:c="6"/>{</text:p>
      <text:p text:style-name="P1"><text:s text:c="11"/>maxele=array[0];</text:p>
      <text:p text:style-name="P1"><text:s text:c="11"/>for(i=1;i&lt;size;i++)</text:p>
      <text:p text:style-name="P1"><text:s text:c="12"/>{</text:p>
      <text:p text:style-name="P1"><text:s text:c="15"/>if(maxele.compareTo(array[i])&lt;0)</text:p>
      <text:p text:style-name="P1"><text:s text:c="16"/>{ <text:s/>maxele=array[i];</text:p>
      <text:p text:style-name="P1"><text:s text:c="19"/></text:p>
      <text:p text:style-name="P1"><text:s text:c="16"/>}</text:p>
      <text:p text:style-name="P1"><text:s text:c="12"/>}</text:p>
      <text:p text:style-name="P1"><text:s text:c="11"/>System.out.println("maximum element is "+maxele);</text:p>
      <text:p text:style-name="P1"><text:s text:c="11"/></text:p>
      <text:p text:style-name="P1"><text:s text:c="6"/>}</text:p>
      <text:p text:style-name="P1"/>
      <text:p text:style-name="P1">}</text:p>
      <text:p text:style-name="P1"><text:s/></text:p>
      <text:p text:style-name="P1">class maxgeneric</text:p>
      <text:p text:style-name="P1">{</text:p>
      <text:p text:style-name="P1"><text:s text:c="2"/>static Scanner input=new Scanner(System.in);</text:p>
      <text:p text:style-name="P1"><text:s/>public static void main(String[] args)</text:p>
      <text:p text:style-name="P1"><text:s/>{</text:p>
      <text:p text:style-name="P1"><text:s text:c="3"/>while(true)</text:p>
      <text:p text:style-name="P1"><text:s text:c="3"/>{</text:p>
      <text:p text:style-name="P1"><text:s text:c="3"/>int choice,size,i,again;</text:p>
      <text:p text:style-name="P1"><text:s text:c="2"/>System.out.print("1 --interger\n2 --Double\n3 --string\nenter your choice : ");</text:p>
      <text:p text:style-name="P1"><text:s text:c="4"/>choice=input.nextInt();</text:p>
      <text:p text:style-name="P1"><text:soft-page-break/><text:s text:c="3"/>System.out.print("enter how many elements you are going to give : ");</text:p>
      <text:p text:style-name="P1"><text:s text:c="5"/>size=input.nextInt();</text:p>
      <text:p text:style-name="P1"><text:s text:c="2"/>if(choice==1)</text:p>
      <text:p text:style-name="P1"><text:s text:c="3"/>{ <text:s/>Integer[] array=new Integer[size];</text:p>
      <text:p text:style-name="P1"><text:s text:c="5"/>for(i=0;i&lt;size;i++)</text:p>
      <text:p text:style-name="P1"><text:s text:c="9"/>{</text:p>
      <text:p text:style-name="P1"><text:s text:c="9"/>System.out.print("enter element "+(i+1)+" : ");</text:p>
      <text:p text:style-name="P1"><text:s text:c="9"/>array[i]=input.nextInt(); </text:p>
      <text:p text:style-name="P1"><text:s text:c="9"/>}</text:p>
      <text:p text:style-name="P1"><text:s text:c="7"/>max&lt;Integer&gt; maxint=new max&lt;Integer&gt;(array,size);</text:p>
      <text:p text:style-name="P1"><text:s text:c="3"/>}</text:p>
      <text:p text:style-name="P1"><text:s text:c="2"/>else if(choice==2)</text:p>
      <text:p text:style-name="P1"><text:s text:c="5"/>{</text:p>
      <text:p text:style-name="P1"><text:s text:c="7"/>Double[] array=new Double[size];</text:p>
      <text:p text:style-name="P1"><text:s text:c="8"/>for(i=0;i&lt;size;i++)</text:p>
      <text:p text:style-name="P1"><text:s text:c="9"/>{</text:p>
      <text:p text:style-name="P1"><text:s text:c="9"/>System.out.print("enter element "+(i+1)+" : ");</text:p>
      <text:p text:style-name="P1"><text:s text:c="9"/>array[i]=input.nextDouble(); </text:p>
      <text:p text:style-name="P1"><text:s text:c="9"/>}</text:p>
      <text:p text:style-name="P1"><text:s text:c="7"/>max&lt;Double&gt; maxint=new max&lt;Double&gt;(array,size);</text:p>
      <text:p text:style-name="P1"><text:s text:c="5"/>}</text:p>
      <text:p text:style-name="P1"><text:s text:c="3"/>else if(choice==3)</text:p>
      <text:p text:style-name="P1"><text:s text:c="4"/>{ </text:p>
      <text:p text:style-name="P1"><text:s text:c="5"/>String[] array=new String[size];</text:p>
      <text:p text:style-name="P1"><text:s text:c="5"/>for(i=0;i&lt;size;i++)</text:p>
      <text:p text:style-name="P1"><text:s text:c="9"/>{</text:p>
      <text:p text:style-name="P1"><text:s text:c="9"/>System.out.print("enter element "+(i+1)+" : ");</text:p>
      <text:p text:style-name="P1"><text:s text:c="9"/>array[i]=input.next(); </text:p>
      <text:p text:style-name="P1"><text:s text:c="9"/>}</text:p>
      <text:p text:style-name="P1"><text:s text:c="7"/>max&lt;String&gt; maxint=new max&lt;String&gt;(array,size);</text:p>
      <text:p text:style-name="P1"/>
      <text:p text:style-name="P1"><text:s text:c="4"/>}</text:p>
      <text:p text:style-name="P1"><text:s text:c="4"/>System.out.print("to continue with other choice enter 1 ");</text:p>
      <text:p text:style-name="P1"><text:s text:c="8"/>again=input.nextInt();</text:p>
      <text:p text:style-name="P1"><text:s text:c="5"/>if(again!=1)</text:p>
      <text:p text:style-name="P1"><text:s text:c="6"/>break;</text:p>
      <text:p text:style-name="P1"><text:s text:c="3"/>} </text:p>
      <text:p text:style-name="P1"><text:s/>}</text:p>
      <text:p text:style-name="P1">}</text:p>
      <text:p text:style-name="P1"/>
      <text:p text:style-name="P1">/*</text:p>
      <text:p text:style-name="P1">SAMPLE I/O:</text:p>
      <text:p text:style-name="P1">1 --interger</text:p>
      <text:p text:style-name="P1">2 --Double</text:p>
      <text:p text:style-name="P1">3 --string</text:p>
      <text:p text:style-name="P1"><text:soft-page-break/>enter your choice : 2</text:p>
      <text:p text:style-name="P1">enter how many elements you are going to give : 4</text:p>
      <text:p text:style-name="P1">enter element 1 : 1.8</text:p>
      <text:p text:style-name="P1">enter element 2 : 1.4</text:p>
      <text:p text:style-name="P1">enter element 3 : 2.9</text:p>
      <text:p text:style-name="P1">enter element 4 : 3.2</text:p>
      <text:p text:style-name="P1">maximum element is 3.2</text:p>
      <text:p text:style-name="P1">to continue with other choice enter 1 1</text:p>
      <text:p text:style-name="P1">1 --interger</text:p>
      <text:p text:style-name="P1">2 --Double</text:p>
      <text:p text:style-name="P1">3 --string</text:p>
      <text:p text:style-name="P1">enter your choice : 3</text:p>
      <text:p text:style-name="P1">enter how many elements you are going to give : 4 <text:s text:c="2"/></text:p>
      <text:p text:style-name="P1">enter element 1 : asad</text:p>
      <text:p text:style-name="P1">enter element 2 : asdaasd</text:p>
      <text:p text:style-name="P1">enter element 3 : zzzz</text:p>
      <text:p text:style-name="P1">enter element 4 : x</text:p>
      <text:p text:style-name="P1">maximum element is zzzz</text:p>
      <text:p text:style-name="P1">to continue with other choice enter 1 2</text:p>
      <text:p text:style-name="P1"/>
      <text:p text:style-name="P1">*/</text:p>
      <text:p text:style-name="P4"/>
      <text:p text:style-name="P6">q3) sort</text:p>
      <text:p text:style-name="P2"/>
      <text:p text:style-name="P1">import java.util.*;</text:p>
      <text:p text:style-name="P1">class max&lt;T extends Comparable&gt;</text:p>
      <text:p text:style-name="P1">{</text:p>
      <text:p text:style-name="P1"><text:s/>T[] array;</text:p>
      <text:p text:style-name="P1"><text:s/>T maxele;</text:p>
      <text:p text:style-name="P1"><text:s/>int i,size;</text:p>
      <text:p text:style-name="P1"><text:s text:c="4"/>max(T[] array,int size)</text:p>
      <text:p text:style-name="P1"><text:s text:c="6"/>{</text:p>
      <text:p text:style-name="P1"><text:s text:c="9"/>this.array=array;</text:p>
      <text:p text:style-name="P1"><text:s text:c="9"/>this.size=size;</text:p>
      <text:p text:style-name="P1"><text:s text:c="9"/>maxfind();</text:p>
      <text:p text:style-name="P1"><text:s text:c="6"/>}</text:p>
      <text:p text:style-name="P1"><text:s text:c="5"/>&lt;T&gt; void maxfind()</text:p>
      <text:p text:style-name="P1"><text:s text:c="6"/>{</text:p>
      <text:p text:style-name="P1"><text:s text:c="11"/>maxele=array[0];</text:p>
      <text:p text:style-name="P1"><text:s text:c="11"/>for(i=1;i&lt;size;i++)</text:p>
      <text:p text:style-name="P1"><text:s text:c="12"/>{</text:p>
      <text:p text:style-name="P1"><text:s text:c="15"/>if(maxele.compareTo(array[i])&lt;0)</text:p>
      <text:p text:style-name="P1"><text:s text:c="16"/>{ <text:s/>maxele=array[i];</text:p>
      <text:p text:style-name="P1"><text:s text:c="19"/></text:p>
      <text:p text:style-name="P1"><text:s text:c="16"/>}</text:p>
      <text:p text:style-name="P1"><text:soft-page-break/><text:s text:c="12"/>}</text:p>
      <text:p text:style-name="P1"><text:s text:c="11"/>System.out.println("maximum element is "+maxele);</text:p>
      <text:p text:style-name="P1"><text:s text:c="11"/></text:p>
      <text:p text:style-name="P1"><text:s text:c="6"/>}</text:p>
      <text:p text:style-name="P1"/>
      <text:p text:style-name="P1">}</text:p>
      <text:p text:style-name="P1"><text:s/></text:p>
      <text:p text:style-name="P1">class maxgeneric</text:p>
      <text:p text:style-name="P1">{</text:p>
      <text:p text:style-name="P1"><text:s text:c="2"/>static Scanner input=new Scanner(System.in);</text:p>
      <text:p text:style-name="P1"><text:s/>public static void main(String[] args)</text:p>
      <text:p text:style-name="P1"><text:s/>{</text:p>
      <text:p text:style-name="P1"><text:s text:c="3"/>while(true)</text:p>
      <text:p text:style-name="P1"><text:s text:c="3"/>{</text:p>
      <text:p text:style-name="P1"><text:s text:c="3"/>int choice,size,i,again;</text:p>
      <text:p text:style-name="P1"><text:s text:c="2"/>System.out.print("1 --interger\n2 --Double\n3 --string\nenter your choice : ");</text:p>
      <text:p text:style-name="P1"><text:s text:c="4"/>choice=input.nextInt();</text:p>
      <text:p text:style-name="P1"><text:s text:c="3"/>System.out.print("enter how many elements you are going to give : ");</text:p>
      <text:p text:style-name="P1"><text:s text:c="5"/>size=input.nextInt();</text:p>
      <text:p text:style-name="P1"><text:s text:c="2"/>if(choice==1)</text:p>
      <text:p text:style-name="P1"><text:s text:c="3"/>{ <text:s/>Integer[] array=new Integer[size];</text:p>
      <text:p text:style-name="P1"><text:s text:c="5"/>for(i=0;i&lt;size;i++)</text:p>
      <text:p text:style-name="P1"><text:s text:c="9"/>{</text:p>
      <text:p text:style-name="P1"><text:s text:c="9"/>System.out.print("enter element "+(i+1)+" : ");</text:p>
      <text:p text:style-name="P1"><text:s text:c="9"/>array[i]=input.nextInt(); </text:p>
      <text:p text:style-name="P1"><text:s text:c="9"/>}</text:p>
      <text:p text:style-name="P1"><text:s text:c="7"/>max&lt;Integer&gt; maxint=new max&lt;Integer&gt;(array,size);</text:p>
      <text:p text:style-name="P1"><text:s text:c="3"/>}</text:p>
      <text:p text:style-name="P1"><text:s text:c="2"/>else if(choice==2)</text:p>
      <text:p text:style-name="P1"><text:s text:c="5"/>{</text:p>
      <text:p text:style-name="P1"><text:s text:c="7"/>Double[] array=new Double[size];</text:p>
      <text:p text:style-name="P1"><text:s text:c="8"/>for(i=0;i&lt;size;i++)</text:p>
      <text:p text:style-name="P1"><text:s text:c="9"/>{</text:p>
      <text:p text:style-name="P1"><text:s text:c="9"/>System.out.print("enter element "+(i+1)+" : ");</text:p>
      <text:p text:style-name="P1"><text:s text:c="9"/>array[i]=input.nextDouble(); </text:p>
      <text:p text:style-name="P1"><text:s text:c="9"/>}</text:p>
      <text:p text:style-name="P1"><text:s text:c="7"/>max&lt;Double&gt; maxint=new max&lt;Double&gt;(array,size);</text:p>
      <text:p text:style-name="P1"><text:s text:c="5"/>}</text:p>
      <text:p text:style-name="P1"><text:s text:c="3"/>else if(choice==3)</text:p>
      <text:p text:style-name="P1"><text:s text:c="4"/>{ </text:p>
      <text:p text:style-name="P1"><text:s text:c="5"/>String[] array=new String[size];</text:p>
      <text:p text:style-name="P1"><text:s text:c="5"/>for(i=0;i&lt;size;i++)</text:p>
      <text:p text:style-name="P1"><text:s text:c="9"/>{</text:p>
      <text:p text:style-name="P1"><text:s text:c="9"/>System.out.print("enter element "+(i+1)+" : ");</text:p>
      <text:p text:style-name="P1"><text:s text:c="9"/>array[i]=input.next(); </text:p>
      <text:p text:style-name="P1"><text:soft-page-break/><text:s text:c="9"/>}</text:p>
      <text:p text:style-name="P1"><text:s text:c="7"/>max&lt;String&gt; maxint=new max&lt;String&gt;(array,size);</text:p>
      <text:p text:style-name="P1"/>
      <text:p text:style-name="P1"><text:s text:c="4"/>}</text:p>
      <text:p text:style-name="P1"><text:s text:c="4"/>System.out.print("to continue with other choice enter 1 ");</text:p>
      <text:p text:style-name="P1"><text:s text:c="8"/>again=input.nextInt();</text:p>
      <text:p text:style-name="P1"><text:s text:c="5"/>if(again!=1)</text:p>
      <text:p text:style-name="P1"><text:s text:c="6"/>break;</text:p>
      <text:p text:style-name="P1"><text:s text:c="3"/>} </text:p>
      <text:p text:style-name="P1"><text:s/>}</text:p>
      <text:p text:style-name="P1">}</text:p>
      <text:p text:style-name="P1"/>
      <text:p text:style-name="P1">/*</text:p>
      <text:p text:style-name="P1">SAMPLE I/O:</text:p>
      <text:p text:style-name="P1">1 --interger</text:p>
      <text:p text:style-name="P1">2 --Double</text:p>
      <text:p text:style-name="P1">3 --string</text:p>
      <text:p text:style-name="P1">enter your choice : 2</text:p>
      <text:p text:style-name="P1">enter how many elements you are going to give : 4</text:p>
      <text:p text:style-name="P1">enter element 1 : 1.8</text:p>
      <text:p text:style-name="P1">enter element 2 : 1.4</text:p>
      <text:p text:style-name="P1">enter element 3 : 2.9</text:p>
      <text:p text:style-name="P1">enter element 4 : 3.2</text:p>
      <text:p text:style-name="P1">maximum element is 3.2</text:p>
      <text:p text:style-name="P1">to continue with other choice enter 1 1</text:p>
      <text:p text:style-name="P1">1 --interger</text:p>
      <text:p text:style-name="P1">2 --Double</text:p>
      <text:p text:style-name="P1">3 --string</text:p>
      <text:p text:style-name="P1">enter your choice : 3</text:p>
      <text:p text:style-name="P1">enter how many elements you are going to give : 4 <text:s text:c="2"/></text:p>
      <text:p text:style-name="P1">enter element 1 : asad</text:p>
      <text:p text:style-name="P1">enter element 2 : asdaasd</text:p>
      <text:p text:style-name="P1">enter element 3 : zzzz</text:p>
      <text:p text:style-name="P1">enter element 4 : x</text:p>
      <text:p text:style-name="P1">maximum element is zzzz</text:p>
      <text:p text:style-name="P1">to continue with other choice enter 1 2</text:p>
      <text:p text:style-name="P1"/>
      <text:p text:style-name="P1">*/</text:p>
      <text:p text:style-name="P1"><text:tab/><text:tab/>**<text:span text:style-name="T1">end**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70a7" officeooo:paragraph-rsid="000b70a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6:16:26.986245226</meta:creation-date>
    <dc:date>2019-09-17T17:04:11.105012901</dc:date>
    <meta:editing-duration>PT37M25S</meta:editing-duration>
    <meta:editing-cycles>3</meta:editing-cycles>
    <meta:generator>LibreOffice/6.2.6.2$Linux_X86_64 LibreOffice_project/20$Build-2</meta:generator>
    <meta:document-statistic meta:table-count="0" meta:image-count="0" meta:object-count="0" meta:page-count="8" meta:paragraph-count="330" meta:word-count="783" meta:character-count="7417" meta:non-whitespace-character-count="5091"/>
  </office:meta>
</office:document-meta>
</file>